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7cm" svg:y="4.9cm">
          <draw:text-box>
            <text:p><text:span text:style-name="T1">i</text:span></text:p>
          </draw:text-box>
        </draw:frame>
        <draw:frame draw:style-name="gr3" draw:text-style-name="P2" draw:layer="layout" svg:width="14.26cm" svg:height="8.021cm" svg:x="0.4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0T10:25:43.605158921</dc:date>
    <meta:editing-duration>PT4M57S</meta:editing-duration>
    <meta:editing-cycles>22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2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61cm" svg:height="8.022cm" xlink:href="." xlink:type="simple" chart:class="chart:scatter" chart:style-name="ch1">
        <chart:plot-area chart:style-name="ch2" chart:data-source-has-labels="both" svg:x="0.285cm" svg:y="0.16cm" svg:width="13.691cm" svg:height="7.702cm">
          <chart:coordinate-region svg:x="0.431cm" svg:y="0.36cm" svg:width="13.451cm" svg:height="7.303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